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>
      <style:paragraph-properties fo:line-height="137%"/>
      <style:text-properties fo:language="en" fo:country="US"/>
    </style:style>
    <style:style style:name="P20" style:parent-style-name="Standard" style:family="paragraph">
      <style:paragraph-properties fo:line-height="137%"/>
      <style:text-properties fo:language="en" fo:country="US"/>
    </style:style>
    <style:style style:name="P21" style:parent-style-name="Standard" style:family="paragraph">
      <style:paragraph-properties fo:line-height="137%"/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/>
    <style:style style:name="P25" style:parent-style-name="Standard" style:family="paragraph">
      <style:text-properties fo:language="en" fo:country="US"/>
    </style:style>
    <style:style style:name="P26" style:parent-style-name="Standard" style:family="paragraph"/>
  </office:automatic-styles>
  <office:body>
    <office:text text:use-soft-page-breaks="true">
      <text:p text:style-name="P1">Facilitators:<text:s/>Martin Lemanski, Ernst Fastl</text:p>
      <text:p text:style-name="P2"/>
      <text:p text:style-name="P3">TODO: Neue Links</text:p>
      <text:p text:style-name="P4"/>
      <text:p text:style-name="P5">1. Leute kommen, registrieren sich, erhalten ihr Geld zurück und dürfen sich zu Hause fühlen.</text:p>
      <text:p text:style-name="Standard">Namenssticker besorge ich (Ich stelle mir vor, die Leute schreiben ihren Namen auf einen Namenssticker, zusammen mit welche Sprachen sie beherrschen und welche sie lernen wollen.</text:p>
      <text:p text:style-name="Standard"/>
      <text:p text:style-name="Standard"/>
      <text:p text:style-name="Standard">Sie erhalten nicht nur ihren Namenssticker sondern auch große Post It's</text:p>
      <text:p text:style-name="Standard">Auf diese Schreiben sie dann (auf Eines), was sie heute lernen möchten<text:s/>und kleben es auf eine Pinnwand oder wir stellen ein FlipChart auf. (je nach Anzahl der Anmeldungen).</text:p>
      <text:p text:style-name="Standard">-&gt; Nach der ersten Runde</text:p>
      <text:p text:style-name="Standard"/>
      <text:p text:style-name="Standard"/>
      <text:p text:style-name="Standard">2. um ca. 9:15 starten wir mit der Einführung (weitere Slides).</text:p>
      <text:list text:style-name="LS2">
        <text:list-item>
          <text:p text:style-name="P6">Willkommen</text:p>
        </text:list-item>
        <text:list-item>
          <text:p text:style-name="P7">Sponsoren</text:p>
        </text:list-item>
        <text:list-item>
          <text:p text:style-name="P8">Was tun wir hier - Lernen, Pair Programming &amp; Testen</text:p>
        </text:list-item>
        <text:list-item>
          <text:p text:style-name="P9">Game Of Life</text:p>
        </text:list-item>
        <text:list-item>
          <text:p text:style-name="P10">Aufstellung</text:p>
        </text:list-item>
      </text:list>
      <text:p text:style-name="Standard"/>
      <text:p text:style-name="Standard"/>
      <text:p text:style-name="Standard">3. Die erste Runde wird generell ohne Constraints gemacht. Mitunter sogar ohne TDD, wenns die Leute überhaupt nicht können.-&gt; siehe Sessions</text:p>
      <text:p text:style-name="Standard"/>
      <text:p text:style-name="Standard"/>
      <text:p text:style-name="Standard">4. Die Sessions möchte ich gerne strikt auf eine Stunde halten.<text:s/>Retrospektiven kurz, nur auf opt-in Basis und maximal 10 Minuten. Wenn der Spaß zu lange dauert, wird die Arbeitsszeit der darauffolgenden Session kürzer. dh, vermutlich 40m Arbeitszeit, 10m Retro und 10m Pause.</text:p>
      <text:p text:style-name="Standard"/>
      <text:p text:style-name="Standard"/>
      <text:p text:style-name="Standard"/>
      <text:p text:style-name="Standard"/>
      <text:p text:style-name="Standard">Wenns gut geht, dann wird das ein Takt von<text:s/>9:30-10:30, 10:30-11:30, 11:30-12:30, 12:30-13:30 Mittagspause usw bis 16:30.</text:p>
      <text:p text:style-name="Standard">Zeiten:</text:p>
      <text:list text:style-name="LS3">
        <text:list-item text:start-value="1">
          <text:p text:style-name="P11">09:30 - 10:30 Danach VM Jause</text:p>
        </text:list-item>
        <text:list-item>
          <text:p text:style-name="P12">10:30 - 11:30</text:p>
        </text:list-item>
        <text:list-item>
          <text:p text:style-name="P13">11:30 - 12:30</text:p>
        </text:list-item>
        <text:list-item>
          <text:p text:style-name="P14">12:30 - 13:30 Mittagspause</text:p>
        </text:list-item>
        <text:list-item>
          <text:p text:style-name="P15">13:30 - 14:30</text:p>
        </text:list-item>
        <text:list-item>
          <text:p text:style-name="P16">14:30 - 15:30 Danach NM Jause</text:p>
        </text:list-item>
        <text:list-item>
          <text:p text:style-name="P17">15:30 - 16:30</text:p>
        </text:list-item>
        <text:list-item>
          <text:p text:style-name="P18">16:30 - 17:30: Große Retrospektive</text:p>
        </text:list-item>
      </text:list>
      <text:p text:style-name="Standard"/>
      <text:p text:style-name="Standard"/>
      <text:p text:style-name="Standard">5. Danach die große Retro. Auch diese will ich auf eine Stunde begrenzen.</text:p>
      <text:p text:style-name="Standard">Bei der Retro will ich auch eine große Tafel, wo, nachdem jemand was gesagt hat, die eigenen good/bad Eindrücke aufpinnt.</text:p>
      <text:p text:style-name="Standard"/>
      <text:list text:style-name="LS4" text:continue-numbering="true">
        <text:list-item>
          <text:list>
            <text:list-item>
              <text:p text:style-name="P19">What if anything, surprised you today?</text:p>
            </text:list-item>
            <text:list-item>
              <text:p text:style-name="P20">What, if anything, did you learn today?</text:p>
            </text:list-item>
            <text:list-item>
              <text:p text:style-name="P21">What, if anything, will you do differently on Monday or in the future?</text:p>
            </text:list-item>
          </text:list>
        </text:list-item>
      </text:list>
      <text:p text:style-name="P22"/>
      <text:p text:style-name="P23"/>
      <text:p text:style-name="Standard">Ergebnis:</text:p>
      <text:list text:style-name="LS5">
        <text:list-item>
          <text:p text:style-name="P24">Chart: “Was will ich lernen” pins</text:p>
        </text:list-item>
        <text:list-item>
          <text:p text:style-name="P25">Chart: 3 Fragen (Surprised, Learned, Future Plans)</text:p>
        </text:list-item>
        <text:list-item>
          <text:p text:style-name="P26">Chart: Coderetreat feedback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Überschrift2" style:display-name="Überschrift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Überschrift3" style:display-name="Überschrift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Überschrift6" style:display-name="Überschrift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Absatz-Standardschriftart" style:display-name="Absatz-Standardschriftart" style:family="text"/>
    <style:style style:name="KeineListe1" style:display-name="Keine Liste1" style:family="paragraph">
      <style:text-properties fo:hyphenate="false"/>
    </style:style>
    <style:style style:name="Titel" style:display-name="Titel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</text:list-level-style-bullet>
      <text:list-level-style-bullet text:level="2" text:style-name="WW_CharLFO1LVL2" text:bullet-char="○">
        <style:list-level-properties text:space-before="0.75in" text:min-label-width="0.25in"/>
      </text:list-level-style-bullet>
      <text:list-level-style-bullet text:level="3" text:style-name="WW_CharLFO1LVL3" text:bullet-char="■">
        <style:list-level-properties text:space-before="1.375in" text:min-label-width="0.125in"/>
      </text:list-level-style-bullet>
      <text:list-level-style-bullet text:level="4" text:style-name="WW_CharLFO1LVL4" text:bullet-char="●">
        <style:list-level-properties text:space-before="1.75in" text:min-label-width="0.25in"/>
      </text:list-level-style-bullet>
      <text:list-level-style-bullet text:level="5" text:style-name="WW_CharLFO1LVL5" text:bullet-char="○">
        <style:list-level-properties text:space-before="2.25in" text:min-label-width="0.25in"/>
      </text:list-level-style-bullet>
      <text:list-level-style-bullet text:level="6" text:style-name="WW_CharLFO1LVL6" text:bullet-char="■">
        <style:list-level-properties text:space-before="2.875in" text:min-label-width="0.125in"/>
      </text:list-level-style-bullet>
      <text:list-level-style-bullet text:level="7" text:style-name="WW_CharLFO1LVL7" text:bullet-char="●">
        <style:list-level-properties text:space-before="3.25in" text:min-label-width="0.25in"/>
      </text:list-level-style-bullet>
      <text:list-level-style-bullet text:level="8" text:style-name="WW_CharLFO1LVL8" text:bullet-char="○">
        <style:list-level-properties text:space-before="3.75in" text:min-label-width="0.25in"/>
      </text:list-level-style-bullet>
      <text:list-level-style-bullet text:level="9" text:style-name="WW_CharLFO1LVL9" text:bullet-char="■">
        <style:list-level-properties text:space-before="4.375in" text:min-label-width="0.125in"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bullet text:level="1" text:style-name="WW_CharLFO2LVL1" text:bullet-char="-">
        <style:list-level-properties text:space-before="0.25in" text:min-label-width="0.25in"/>
      </text:list-level-style-bullet>
      <text:list-level-style-bullet text:level="2" text:style-name="WW_CharLFO2LVL2" text:bullet-char="-">
        <style:list-level-properties text:space-before="0.75in" text:min-label-width="0.25in"/>
      </text:list-level-style-bullet>
      <text:list-level-style-bullet text:level="3" text:style-name="WW_CharLFO2LVL3" text:bullet-char="-">
        <style:list-level-properties text:space-before="1.375in" text:min-label-width="0.125in"/>
      </text:list-level-style-bullet>
      <text:list-level-style-bullet text:level="4" text:style-name="WW_CharLFO2LVL4" text:bullet-char="-">
        <style:list-level-properties text:space-before="1.75in" text:min-label-width="0.25in"/>
      </text:list-level-style-bullet>
      <text:list-level-style-bullet text:level="5" text:style-name="WW_CharLFO2LVL5" text:bullet-char="-">
        <style:list-level-properties text:space-before="2.25in" text:min-label-width="0.25in"/>
      </text:list-level-style-bullet>
      <text:list-level-style-bullet text:level="6" text:style-name="WW_CharLFO2LVL6" text:bullet-char="-">
        <style:list-level-properties text:space-before="2.875in" text:min-label-width="0.125in"/>
      </text:list-level-style-bullet>
      <text:list-level-style-bullet text:level="7" text:style-name="WW_CharLFO2LVL7" text:bullet-char="-">
        <style:list-level-properties text:space-before="3.25in" text:min-label-width="0.25in"/>
      </text:list-level-style-bullet>
      <text:list-level-style-bullet text:level="8" text:style-name="WW_CharLFO2LVL8" text:bullet-char="-">
        <style:list-level-properties text:space-before="3.75in" text:min-label-width="0.25in"/>
      </text:list-level-style-bullet>
      <text:list-level-style-bullet text:level="9" text:style-name="WW_CharLFO2LVL9" text:bullet-char="-">
        <style:list-level-properties text:space-before="4.375in" text:min-label-width="0.125in"/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LVL3" style:num-suffix="." style:num-format="i">
        <style:list-level-properties fo:text-align="end" text:space-before="0in" text:min-label-width="1.5in"/>
      </text:list-level-style-number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fo:text-align="end" text:space-before="0in" text:min-label-width="3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fo:text-align="end" text:space-before="0in" text:min-label-width="4.5in"/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4" style:display-name="LS4">
      <text:list-level-style-bullet text:level="1" text:style-name="WW_CharLFO4LVL1" text:bullet-char="●">
        <style:list-level-properties text:space-before="0.25in" text:min-label-width="0.25in"/>
      </text:list-level-style-bullet>
      <text:list-level-style-bullet text:level="2" text:style-name="WW_CharLFO4LVL2" text:bullet-char="○">
        <style:list-level-properties text:space-before="0.75in" text:min-label-width="0.25in"/>
      </text:list-level-style-bullet>
      <text:list-level-style-bullet text:level="3" text:style-name="WW_CharLFO4LVL3" text:bullet-char="■">
        <style:list-level-properties text:space-before="1.375in" text:min-label-width="0.125in"/>
      </text:list-level-style-bullet>
      <text:list-level-style-bullet text:level="4" text:style-name="WW_CharLFO4LVL4" text:bullet-char="●">
        <style:list-level-properties text:space-before="1.75in" text:min-label-width="0.25in"/>
      </text:list-level-style-bullet>
      <text:list-level-style-bullet text:level="5" text:style-name="WW_CharLFO4LVL5" text:bullet-char="○">
        <style:list-level-properties text:space-before="2.25in" text:min-label-width="0.25in"/>
      </text:list-level-style-bullet>
      <text:list-level-style-bullet text:level="6" text:style-name="WW_CharLFO4LVL6" text:bullet-char="■">
        <style:list-level-properties text:space-before="2.875in" text:min-label-width="0.125in"/>
      </text:list-level-style-bullet>
      <text:list-level-style-bullet text:level="7" text:style-name="WW_CharLFO4LVL7" text:bullet-char="●">
        <style:list-level-properties text:space-before="3.25in" text:min-label-width="0.25in"/>
      </text:list-level-style-bullet>
      <text:list-level-style-bullet text:level="8" text:style-name="WW_CharLFO4LVL8" text:bullet-char="○">
        <style:list-level-properties text:space-before="3.75in" text:min-label-width="0.25in"/>
      </text:list-level-style-bullet>
      <text:list-level-style-bullet text:level="9" text:style-name="WW_CharLFO4LVL9" text:bullet-char="■">
        <style:list-level-properties text:space-before="4.375in" text:min-label-width="0.125in"/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5" style:display-name="LS5">
      <text:list-level-style-bullet text:level="1" text:style-name="WW_CharLFO5LVL1" text:bullet-char="-">
        <style:list-level-properties text:space-before="0.25in" text:min-label-width="0.25in"/>
      </text:list-level-style-bullet>
      <text:list-level-style-bullet text:level="2" text:style-name="WW_CharLFO5LVL2" text:bullet-char="-">
        <style:list-level-properties text:space-before="0.75in" text:min-label-width="0.25in"/>
      </text:list-level-style-bullet>
      <text:list-level-style-bullet text:level="3" text:style-name="WW_CharLFO5LVL3" text:bullet-char="-">
        <style:list-level-properties text:space-before="1.375in" text:min-label-width="0.125in"/>
      </text:list-level-style-bullet>
      <text:list-level-style-bullet text:level="4" text:style-name="WW_CharLFO5LVL4" text:bullet-char="-">
        <style:list-level-properties text:space-before="1.75in" text:min-label-width="0.25in"/>
      </text:list-level-style-bullet>
      <text:list-level-style-bullet text:level="5" text:style-name="WW_CharLFO5LVL5" text:bullet-char="-">
        <style:list-level-properties text:space-before="2.25in" text:min-label-width="0.25in"/>
      </text:list-level-style-bullet>
      <text:list-level-style-bullet text:level="6" text:style-name="WW_CharLFO5LVL6" text:bullet-char="-">
        <style:list-level-properties text:space-before="2.875in" text:min-label-width="0.125in"/>
      </text:list-level-style-bullet>
      <text:list-level-style-bullet text:level="7" text:style-name="WW_CharLFO5LVL7" text:bullet-char="-">
        <style:list-level-properties text:space-before="3.25in" text:min-label-width="0.25in"/>
      </text:list-level-style-bullet>
      <text:list-level-style-bullet text:level="8" text:style-name="WW_CharLFO5LVL8" text:bullet-char="-">
        <style:list-level-properties text:space-before="3.75in" text:min-label-width="0.25in"/>
      </text:list-level-style-bullet>
      <text:list-level-style-bullet text:level="9" text:style-name="WW_CharLFO5LVL9" text:bullet-char="-">
        <style:list-level-properties text:space-before="4.375in" text:min-label-width="0.125i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Fastl Ernst</dc:creator>
    <meta:creation-date>2016-06-01T14:27:00Z</meta:creation-date>
    <dc:date>2016-06-01T14:30:00Z</dc:date>
    <meta:template xlink:href="E0D9EAAC.dotm" xlink:type="simple"/>
    <meta:editing-cycles>2</meta:editing-cycles>
    <meta:editing-duration>PT0S</meta:editing-duration>
    <meta:document-statistic meta:page-count="2" meta:paragraph-count="37" meta:word-count="290" meta:character-count="1941" meta:row-count="54" meta:non-whitespace-character-count="1688"/>
  </office:meta>
</office:document-meta>
</file>